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mputer Modern1" svg:font-family="'Computer Modern'"/>
    <style:font-face style:name="Arial1" svg:font-family="Arial" style:font-pitch="variable"/>
    <style:font-face style:name="Computer Modern" svg:font-family="'Computer Modern'" style:font-pitch="variable"/>
    <style:font-face style:name="DejaVu Sans1" svg:font-family="'DejaVu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1.634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71cm" fo:min-width="2.236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21cm" svg:stroke-color="#000000" draw:fill="none" fo:padding-top="0.01cm" fo:padding-bottom="0.01cm" fo:padding-left="0.01cm" fo:padding-right="0.01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1.50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962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16cm" svg:stroke-color="#000000" draw:fill="none" fo:padding-top="0.008cm" fo:padding-bottom="0.008cm" fo:padding-left="0.008cm" fo:padding-right="0.008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2.25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7cm" svg:stroke-color="#000000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647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26cm" svg:stroke-color="#ab1942" draw:fill="none" fo:padding-top="0.013cm" fo:padding-bottom="0.013cm" fo:padding-left="0.013cm" fo:padding-right="0.013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943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 style:writing-mode="lr-tb"/>
      <style:text-properties fo:font-size="8pt" style:font-size-asian="8pt" style:font-size-complex="8pt"/>
    </style:style>
    <style:style style:name="P3" style:family="paragraph">
      <style:paragraph-properties fo:text-align="start" style:writing-mode="lr-tb"/>
      <style:text-properties fo:color="#009933" fo:font-size="8pt" style:font-size-asian="8pt" style:font-size-complex="8pt"/>
    </style:style>
    <style:style style:name="T1" style:family="text">
      <style:text-properties fo:color="#ffffff" style:font-name="Computer Modern1" fo:font-size="8pt" style:font-size-asian="8pt" style:font-name-complex="Computer Modern1" style:font-size-complex="8pt"/>
    </style:style>
    <style:style style:name="T2" style:family="text">
      <style:text-properties fo:color="#000000" style:font-name="Computer Modern1" fo:font-size="8pt" style:font-size-asian="8pt" style:font-name-complex="Computer Modern1" style:font-size-complex="8pt"/>
    </style:style>
    <style:style style:name="T3" style:family="text">
      <style:text-properties fo:color="#ab1942" style:font-name="Arial2" fo:font-size="8pt" style:font-size-asian="8pt" style:font-name-complex="Arial2" style:font-size-complex="8pt"/>
    </style:style>
    <style:style style:name="T4" style:family="text">
      <style:text-properties fo:color="#009933" style:font-name="Arial2" fo:font-size="8pt" style:font-size-asian="8pt" style:font-name-complex="Arial2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2.102cm" svg:height="0.336cm" svg:x="13.999cm" svg:y="0.195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02cm" svg:y="0.195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04cm" svg:y="0.195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06cm" svg:y="0.195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08cm" svg:y="0.196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1cm" svg:y="0.197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12cm" svg:y="0.197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14cm" svg:y="0.198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16cm" svg:y="0.199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18cm" svg:y="0.2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2cm" svg:y="0.202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22cm" svg:y="0.203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24cm" svg:y="0.204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25cm" svg:y="0.206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27cm" svg:y="0.208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28cm" svg:y="0.209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29cm" svg:y="0.211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3cm" svg:y="0.213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31cm" svg:y="0.215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32cm" svg:y="0.217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33cm" svg:y="0.219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34cm" svg:y="0.221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34cm" svg:y="0.223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34cm" svg:y="0.226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35cm" svg:y="0.228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35cm" svg:y="0.23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35cm" svg:y="0.232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34cm" svg:y="0.234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34cm" svg:y="0.237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34cm" svg:y="0.239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33cm" svg:y="0.241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32cm" svg:y="0.243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31cm" svg:y="0.245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3cm" svg:y="0.247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29cm" svg:y="0.249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28cm" svg:y="0.251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27cm" svg:y="0.252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25cm" svg:y="0.254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24cm" svg:y="0.256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22cm" svg:y="0.257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2cm" svg:y="0.258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18cm" svg:y="0.26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16cm" svg:y="0.261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14cm" svg:y="0.262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12cm" svg:y="0.263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1cm" svg:y="0.263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08cm" svg:y="0.264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06cm" svg:y="0.264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04cm" svg:y="0.265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4.002cm" svg:y="0.265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99cm" svg:y="0.265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97cm" svg:y="0.265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95cm" svg:y="0.265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93cm" svg:y="0.264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91cm" svg:y="0.264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89cm" svg:y="0.263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87cm" svg:y="0.263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85cm" svg:y="0.262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83cm" svg:y="0.261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81cm" svg:y="0.26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79cm" svg:y="0.258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77cm" svg:y="0.257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75cm" svg:y="0.256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74cm" svg:y="0.254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72cm" svg:y="0.252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71cm" svg:y="0.251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7cm" svg:y="0.249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69cm" svg:y="0.247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68cm" svg:y="0.245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67cm" svg:y="0.243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66cm" svg:y="0.241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65cm" svg:y="0.239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65cm" svg:y="0.237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65cm" svg:y="0.234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64cm" svg:y="0.232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64cm" svg:y="0.23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64cm" svg:y="0.228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65cm" svg:y="0.226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65cm" svg:y="0.223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65cm" svg:y="0.221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66cm" svg:y="0.219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67cm" svg:y="0.217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68cm" svg:y="0.215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69cm" svg:y="0.213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7cm" svg:y="0.211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71cm" svg:y="0.209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72cm" svg:y="0.208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74cm" svg:y="0.206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75cm" svg:y="0.204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77cm" svg:y="0.203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79cm" svg:y="0.202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81cm" svg:y="0.2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83cm" svg:y="0.199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85cm" svg:y="0.198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87cm" svg:y="0.197cm">
          <draw:text-box>
            <text:p text:style-name="P1"><text:span text:style-name="T1">generateCo de</text:span></text:p>
          </draw:text-box>
        </draw:frame>
        <draw:frame draw:style-name="gr1" draw:layer="layout" svg:width="2.102cm" svg:height="0.336cm" svg:x="13.989cm" svg:y="0.197cm">
          <draw:text-box>
            <text:p text:style-name="P1"><text:span text:style-name="T1">generateCo de</text:span></text:p>
          </draw:text-box>
        </draw:frame>
        <draw:frame draw:style-name="gr2" draw:text-style-name="P1" draw:layer="layout" svg:width="2.236cm" svg:height="0.971cm" svg:x="13.993cm" svg:y="0.526cm">
          <draw:text-box>
            <text:p text:style-name="P1"><text:span text:style-name="T1">generateCo de</text:span></text:p>
          </draw:text-box>
        </draw:frame>
        <draw:path draw:style-name="gr3" draw:layer="layout" svg:width="1.782cm" svg:height="1.782cm" svg:x="0.167cm" svg:y="1.029cm" svg:viewBox="0 0 1783 1783" svg:d="m1783 892c0-493-399-892-891-892-493 0-892 399-892 892 0 492 399 891 892 891 492 0 891-399 891-891z">
          <text:p/>
        </draw:path>
        <draw:path draw:style-name="gr3" draw:layer="layout" svg:width="1.782cm" svg:height="1.782cm" svg:x="4.667cm" svg:y="1.029cm" svg:viewBox="0 0 1783 1783" svg:d="m1783 892c0-493-399-892-891-892-493 0-892 399-892 892 0 492 399 891 892 891 492 0 891-399 891-891z">
          <text:p/>
        </draw:path>
        <draw:frame draw:style-name="gr4" draw:layer="layout" svg:width="1.717cm" svg:height="0.336cm" svg:x="0.227cm" svg:y="1.796cm">
          <draw:text-box>
            <text:p text:style-name="P1"><text:span text:style-name="T2">FlatMachine</text:span></text:p>
          </draw:text-box>
        </draw:frame>
        <draw:frame draw:style-name="gr5" draw:layer="layout" svg:width="1.187cm" svg:height="0.336cm" svg:x="5.011cm" svg:y="1.823cm">
          <draw:text-box>
            <text:p text:style-name="P1"><text:span text:style-name="T2">Machine</text:span></text:p>
          </draw:text-box>
        </draw:frame>
        <draw:path draw:style-name="gr3" draw:layer="layout" svg:width="2.884cm" svg:height="0.432cm" svg:x="1.842cm" svg:y="1.036cm" svg:viewBox="0 0 2885 433" svg:d="m0 433c991-572 1943-572 2885-28">
          <text:p/>
        </draw:path>
        <draw:path draw:style-name="gr6" draw:layer="layout" svg:width="0.084cm" svg:height="0.111cm" svg:x="4.652cm" svg:y="1.36cm" svg:viewBox="0 0 85 112" svg:d="m65 0c-9 23 12 77 20 86-12-2-69 7-85 26">
          <text:p/>
        </draw:path>
        <draw:frame draw:style-name="gr7" draw:layer="layout" svg:width="2.572cm" svg:height="0.336cm" svg:x="2.809cm" svg:y="0.862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11cm" svg:y="0.862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13cm" svg:y="0.862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15cm" svg:y="0.862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17cm" svg:y="0.863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19cm" svg:y="0.864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21cm" svg:y="0.864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23cm" svg:y="0.865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25cm" svg:y="0.866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27cm" svg:y="0.867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29cm" svg:y="0.869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31cm" svg:y="0.87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33cm" svg:y="0.871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34cm" svg:y="0.873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36cm" svg:y="0.875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37cm" svg:y="0.876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38cm" svg:y="0.878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39cm" svg:y="0.88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4cm" svg:y="0.882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41cm" svg:y="0.884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42cm" svg:y="0.886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43cm" svg:y="0.888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43cm" svg:y="0.89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43cm" svg:y="0.893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44cm" svg:y="0.895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44cm" svg:y="0.897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44cm" svg:y="0.899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43cm" svg:y="0.901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43cm" svg:y="0.904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43cm" svg:y="0.906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42cm" svg:y="0.908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41cm" svg:y="0.91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4cm" svg:y="0.912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39cm" svg:y="0.914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38cm" svg:y="0.916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37cm" svg:y="0.918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36cm" svg:y="0.919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34cm" svg:y="0.921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33cm" svg:y="0.923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31cm" svg:y="0.924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29cm" svg:y="0.925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27cm" svg:y="0.927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25cm" svg:y="0.928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23cm" svg:y="0.929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21cm" svg:y="0.93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19cm" svg:y="0.93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17cm" svg:y="0.931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15cm" svg:y="0.932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13cm" svg:y="0.932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11cm" svg:y="0.932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09cm" svg:y="0.932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06cm" svg:y="0.932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04cm" svg:y="0.932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02cm" svg:y="0.932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cm" svg:y="0.931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98cm" svg:y="0.93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96cm" svg:y="0.93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94cm" svg:y="0.929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92cm" svg:y="0.928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9cm" svg:y="0.927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88cm" svg:y="0.925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86cm" svg:y="0.924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84cm" svg:y="0.923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83cm" svg:y="0.921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81cm" svg:y="0.919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8cm" svg:y="0.918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79cm" svg:y="0.916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78cm" svg:y="0.914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77cm" svg:y="0.912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76cm" svg:y="0.91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75cm" svg:y="0.908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74cm" svg:y="0.906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74cm" svg:y="0.904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74cm" svg:y="0.901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73cm" svg:y="0.899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73cm" svg:y="0.897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73cm" svg:y="0.895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74cm" svg:y="0.893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74cm" svg:y="0.89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74cm" svg:y="0.888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75cm" svg:y="0.886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76cm" svg:y="0.884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77cm" svg:y="0.882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78cm" svg:y="0.88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79cm" svg:y="0.878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8cm" svg:y="0.876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81cm" svg:y="0.875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83cm" svg:y="0.873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84cm" svg:y="0.871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86cm" svg:y="0.87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88cm" svg:y="0.869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9cm" svg:y="0.867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92cm" svg:y="0.866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94cm" svg:y="0.865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96cm" svg:y="0.864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798cm" svg:y="0.864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cm" svg:y="0.863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02cm" svg:y="0.862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04cm" svg:y="0.862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06cm" svg:y="0.862cm">
          <draw:text-box>
            <text:p text:style-name="P1"><text:span text:style-name="T1">construct/validate</text:span></text:p>
          </draw:text-box>
        </draw:frame>
        <draw:frame draw:style-name="gr7" draw:layer="layout" svg:width="2.572cm" svg:height="0.336cm" svg:x="2.809cm" svg:y="0.897cm">
          <draw:text-box>
            <text:p text:style-name="P1"><text:span text:style-name="T2">construct/validate</text:span></text:p>
          </draw:text-box>
        </draw:frame>
        <draw:path draw:style-name="gr3" draw:layer="layout" svg:width="2.883cm" svg:height="0.432cm" svg:x="1.891cm" svg:y="2.373cm" svg:viewBox="0 0 2884 433" svg:d="m2884 0c-990 572-1942 572-2884 28">
          <text:p/>
        </draw:path>
        <draw:path draw:style-name="gr8" draw:layer="layout" svg:width="0.084cm" svg:height="0.112cm" svg:x="1.88cm" svg:y="2.369cm" svg:viewBox="0 0 85 113" svg:d="m20 113c9-23-11-77-20-87 13 3 70-7 85-26">
          <text:p/>
        </draw:path>
        <draw:frame draw:style-name="gr9" draw:layer="layout" svg:width="0.857cm" svg:height="0.336cm" svg:x="2.927cm" svg:y="2.641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29cm" svg:y="2.641cm">
          <draw:text-box>
            <text:p text:style-name="P1"><text:span text:style-name="T1">revert</text:span></text:p>
          </draw:text-box>
        </draw:frame>
        <draw:frame draw:style-name="gr9" draw:layer="layout" svg:width="0.946cm" svg:height="0.336cm" svg:x="2.931cm" svg:y="2.641cm">
          <draw:text-box>
            <text:p text:style-name="P1"><text:span text:style-name="T1">reve rt</text:span></text:p>
          </draw:text-box>
        </draw:frame>
        <draw:frame draw:style-name="gr9" draw:layer="layout" svg:width="0.857cm" svg:height="0.336cm" svg:x="2.933cm" svg:y="2.641cm">
          <draw:text-box>
            <text:p text:style-name="P1"><text:span text:style-name="T1">revert</text:span></text:p>
          </draw:text-box>
        </draw:frame>
        <draw:frame draw:style-name="gr9" draw:layer="layout" svg:width="0.946cm" svg:height="0.336cm" svg:x="2.935cm" svg:y="2.642cm">
          <draw:text-box>
            <text:p text:style-name="P1"><text:span text:style-name="T1">reve rt</text:span></text:p>
          </draw:text-box>
        </draw:frame>
        <draw:frame draw:style-name="gr9" draw:layer="layout" svg:width="0.946cm" svg:height="0.336cm" svg:x="2.937cm" svg:y="2.642cm">
          <draw:text-box>
            <text:p text:style-name="P1"><text:span text:style-name="T1">reve rt</text:span></text:p>
          </draw:text-box>
        </draw:frame>
        <draw:frame draw:style-name="gr9" draw:layer="layout" svg:width="0.946cm" svg:height="0.336cm" svg:x="2.939cm" svg:y="2.643cm">
          <draw:text-box>
            <text:p text:style-name="P1"><text:span text:style-name="T1">reve rt</text:span></text:p>
          </draw:text-box>
        </draw:frame>
        <draw:frame draw:style-name="gr9" draw:layer="layout" svg:width="0.857cm" svg:height="0.336cm" svg:x="2.942cm" svg:y="2.644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43cm" svg:y="2.645cm">
          <draw:text-box>
            <text:p text:style-name="P1"><text:span text:style-name="T1">revert</text:span></text:p>
          </draw:text-box>
        </draw:frame>
        <draw:frame draw:style-name="gr9" draw:layer="layout" svg:width="0.946cm" svg:height="0.336cm" svg:x="2.945cm" svg:y="2.646cm">
          <draw:text-box>
            <text:p text:style-name="P1"><text:span text:style-name="T1">reve rt</text:span></text:p>
          </draw:text-box>
        </draw:frame>
        <draw:frame draw:style-name="gr9" draw:layer="layout" svg:width="0.857cm" svg:height="0.336cm" svg:x="2.947cm" svg:y="2.647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49cm" svg:y="2.649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51cm" svg:y="2.65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52cm" svg:y="2.652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54cm" svg:y="2.653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55cm" svg:y="2.655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56cm" svg:y="2.657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57cm" svg:y="2.659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58cm" svg:y="2.661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59cm" svg:y="2.663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6cm" svg:y="2.665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61cm" svg:y="2.667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61cm" svg:y="2.669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61cm" svg:y="2.672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62cm" svg:y="2.674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62cm" svg:y="2.676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62cm" svg:y="2.678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61cm" svg:y="2.68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61cm" svg:y="2.682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61cm" svg:y="2.685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6cm" svg:y="2.687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59cm" svg:y="2.689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58cm" svg:y="2.691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57cm" svg:y="2.693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56cm" svg:y="2.695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55cm" svg:y="2.697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54cm" svg:y="2.698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52cm" svg:y="2.7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51cm" svg:y="2.702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49cm" svg:y="2.703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47cm" svg:y="2.704cm">
          <draw:text-box>
            <text:p text:style-name="P1"><text:span text:style-name="T1">revert</text:span></text:p>
          </draw:text-box>
        </draw:frame>
        <draw:frame draw:style-name="gr9" draw:layer="layout" svg:width="0.946cm" svg:height="0.336cm" svg:x="2.945cm" svg:y="2.706cm">
          <draw:text-box>
            <text:p text:style-name="P1"><text:span text:style-name="T1">reve rt</text:span></text:p>
          </draw:text-box>
        </draw:frame>
        <draw:frame draw:style-name="gr9" draw:layer="layout" svg:width="0.857cm" svg:height="0.336cm" svg:x="2.943cm" svg:y="2.707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42cm" svg:y="2.708cm">
          <draw:text-box>
            <text:p text:style-name="P1"><text:span text:style-name="T1">revert</text:span></text:p>
          </draw:text-box>
        </draw:frame>
        <draw:frame draw:style-name="gr9" draw:layer="layout" svg:width="0.946cm" svg:height="0.336cm" svg:x="2.939cm" svg:y="2.709cm">
          <draw:text-box>
            <text:p text:style-name="P1"><text:span text:style-name="T1">reve rt</text:span></text:p>
          </draw:text-box>
        </draw:frame>
        <draw:frame draw:style-name="gr9" draw:layer="layout" svg:width="0.946cm" svg:height="0.336cm" svg:x="2.937cm" svg:y="2.709cm">
          <draw:text-box>
            <text:p text:style-name="P1"><text:span text:style-name="T1">reve rt</text:span></text:p>
          </draw:text-box>
        </draw:frame>
        <draw:frame draw:style-name="gr9" draw:layer="layout" svg:width="0.946cm" svg:height="0.336cm" svg:x="2.935cm" svg:y="2.71cm">
          <draw:text-box>
            <text:p text:style-name="P1"><text:span text:style-name="T1">reve rt</text:span></text:p>
          </draw:text-box>
        </draw:frame>
        <draw:frame draw:style-name="gr9" draw:layer="layout" svg:width="0.857cm" svg:height="0.336cm" svg:x="2.933cm" svg:y="2.71cm">
          <draw:text-box>
            <text:p text:style-name="P1"><text:span text:style-name="T1">revert</text:span></text:p>
          </draw:text-box>
        </draw:frame>
        <draw:frame draw:style-name="gr9" draw:layer="layout" svg:width="0.946cm" svg:height="0.336cm" svg:x="2.931cm" svg:y="2.711cm">
          <draw:text-box>
            <text:p text:style-name="P1"><text:span text:style-name="T1">reve rt</text:span></text:p>
          </draw:text-box>
        </draw:frame>
        <draw:frame draw:style-name="gr9" draw:layer="layout" svg:width="0.857cm" svg:height="0.336cm" svg:x="2.929cm" svg:y="2.711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27cm" svg:y="2.711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24cm" svg:y="2.711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22cm" svg:y="2.711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2cm" svg:y="2.71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18cm" svg:y="2.71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16cm" svg:y="2.709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14cm" svg:y="2.709cm">
          <draw:text-box>
            <text:p text:style-name="P1"><text:span text:style-name="T1">revert</text:span></text:p>
          </draw:text-box>
        </draw:frame>
        <draw:frame draw:style-name="gr9" draw:layer="layout" svg:width="0.946cm" svg:height="0.336cm" svg:x="2.912cm" svg:y="2.708cm">
          <draw:text-box>
            <text:p text:style-name="P1"><text:span text:style-name="T1">reve rt</text:span></text:p>
          </draw:text-box>
        </draw:frame>
        <draw:frame draw:style-name="gr9" draw:layer="layout" svg:width="0.857cm" svg:height="0.336cm" svg:x="2.91cm" svg:y="2.707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08cm" svg:y="2.706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06cm" svg:y="2.704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04cm" svg:y="2.703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02cm" svg:y="2.702cm">
          <draw:text-box>
            <text:p text:style-name="P1"><text:span text:style-name="T1">revert</text:span></text:p>
          </draw:text-box>
        </draw:frame>
        <draw:frame draw:style-name="gr9" draw:layer="layout" svg:width="0.946cm" svg:height="0.336cm" svg:x="2.901cm" svg:y="2.7cm">
          <draw:text-box>
            <text:p text:style-name="P1"><text:span text:style-name="T1">reve rt</text:span></text:p>
          </draw:text-box>
        </draw:frame>
        <draw:frame draw:style-name="gr9" draw:layer="layout" svg:width="0.857cm" svg:height="0.336cm" svg:x="2.899cm" svg:y="2.698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898cm" svg:y="2.697cm">
          <draw:text-box>
            <text:p text:style-name="P1"><text:span text:style-name="T1">revert</text:span></text:p>
          </draw:text-box>
        </draw:frame>
        <draw:frame draw:style-name="gr9" draw:layer="layout" svg:width="0.946cm" svg:height="0.336cm" svg:x="2.897cm" svg:y="2.695cm">
          <draw:text-box>
            <text:p text:style-name="P1"><text:span text:style-name="T1">reve rt</text:span></text:p>
          </draw:text-box>
        </draw:frame>
        <draw:frame draw:style-name="gr9" draw:layer="layout" svg:width="0.857cm" svg:height="0.336cm" svg:x="2.896cm" svg:y="2.693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895cm" svg:y="2.691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894cm" svg:y="2.689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893cm" svg:y="2.687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892cm" svg:y="2.685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892cm" svg:y="2.682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892cm" svg:y="2.68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891cm" svg:y="2.678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891cm" svg:y="2.676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891cm" svg:y="2.674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892cm" svg:y="2.672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892cm" svg:y="2.669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892cm" svg:y="2.667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893cm" svg:y="2.665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894cm" svg:y="2.663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895cm" svg:y="2.661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896cm" svg:y="2.659cm">
          <draw:text-box>
            <text:p text:style-name="P1"><text:span text:style-name="T1">revert</text:span></text:p>
          </draw:text-box>
        </draw:frame>
        <draw:frame draw:style-name="gr9" draw:layer="layout" svg:width="0.946cm" svg:height="0.336cm" svg:x="2.897cm" svg:y="2.657cm">
          <draw:text-box>
            <text:p text:style-name="P1"><text:span text:style-name="T1">reve rt</text:span></text:p>
          </draw:text-box>
        </draw:frame>
        <draw:frame draw:style-name="gr9" draw:layer="layout" svg:width="0.857cm" svg:height="0.336cm" svg:x="2.898cm" svg:y="2.655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899cm" svg:y="2.653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01cm" svg:y="2.652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02cm" svg:y="2.65cm">
          <draw:text-box>
            <text:p text:style-name="P1"><text:span text:style-name="T1">revert</text:span></text:p>
          </draw:text-box>
        </draw:frame>
        <draw:frame draw:style-name="gr9" draw:layer="layout" svg:width="0.946cm" svg:height="0.336cm" svg:x="2.904cm" svg:y="2.649cm">
          <draw:text-box>
            <text:p text:style-name="P1"><text:span text:style-name="T1">reve rt</text:span></text:p>
          </draw:text-box>
        </draw:frame>
        <draw:frame draw:style-name="gr9" draw:layer="layout" svg:width="0.857cm" svg:height="0.336cm" svg:x="2.906cm" svg:y="2.647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08cm" svg:y="2.646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1cm" svg:y="2.645cm">
          <draw:text-box>
            <text:p text:style-name="P1"><text:span text:style-name="T1">revert</text:span></text:p>
          </draw:text-box>
        </draw:frame>
        <draw:frame draw:style-name="gr9" draw:layer="layout" svg:width="0.946cm" svg:height="0.336cm" svg:x="2.912cm" svg:y="2.644cm">
          <draw:text-box>
            <text:p text:style-name="P1"><text:span text:style-name="T1">reve rt</text:span></text:p>
          </draw:text-box>
        </draw:frame>
        <draw:frame draw:style-name="gr9" draw:layer="layout" svg:width="0.857cm" svg:height="0.336cm" svg:x="2.914cm" svg:y="2.643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16cm" svg:y="2.642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18cm" svg:y="2.642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2cm" svg:y="2.641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22cm" svg:y="2.641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24cm" svg:y="2.641cm">
          <draw:text-box>
            <text:p text:style-name="P1"><text:span text:style-name="T1">revert</text:span></text:p>
          </draw:text-box>
        </draw:frame>
        <draw:frame draw:style-name="gr9" draw:layer="layout" svg:width="0.857cm" svg:height="0.336cm" svg:x="2.927cm" svg:y="2.676cm">
          <draw:text-box>
            <text:p text:style-name="P1"><text:span text:style-name="T2">revert</text:span></text:p>
          </draw:text-box>
        </draw:frame>
        <draw:polygon draw:style-name="gr10" draw:layer="layout" svg:width="1.386cm" svg:height="0.681cm" svg:x="2.701cm" svg:y="0.2cm" svg:viewBox="0 0 1387 682" draw:points="0,0 1387,0 1387,682 0,682">
          <text:p/>
        </draw:polygon>
        <draw:frame draw:style-name="gr11" draw:text-style-name="P2" draw:layer="layout" svg:width="0.963cm" svg:height="0.335cm" svg:x="2.885cm" svg:y="0.37cm">
          <draw:text-box draw:corner-radius="1.445cm">
            <text:p text:style-name="P1"><text:span text:style-name="T3">Inverter</text:span></text:p>
          </draw:text-box>
        </draw:frame>
        <draw:frame draw:style-name="gr11" draw:text-style-name="P2" draw:layer="layout" svg:width="2.275cm" svg:height="0.645cm" svg:x="2.27cm" svg:y="1.597cm">
          <draw:text-box draw:corner-radius="1.445cm">
            <text:p text:style-name="P1"><text:span text:style-name="T4">correctnessCheck</text:span></text:p>
            <text:p text:style-name="P1"><text:span text:style-name="T4">equalityCheck</text:span></text:p>
          </draw:text-box>
        </draw:frame>
        <draw:frame draw:style-name="gr11" draw:text-style-name="P3" draw:layer="layout" svg:width="1.272cm" svg:height="0.335cm" svg:x="0.379cm" svg:y="1.416cm">
          <draw:text-box draw:corner-radius="1.445cm">
            <text:p text:style-name="P1"><text:span text:style-name="T4">generat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Computer Modern1" svg:font-family="'Computer Modern'"/>
    <style:font-face style:name="Arial1" svg:font-family="Arial" style:font-pitch="variable"/>
    <style:font-face style:name="Computer Modern" svg:font-family="'Computer Modern'" style:font-pitch="variable"/>
    <style:font-face style:name="DejaVu Sans1" svg:font-family="'DejaVu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1cm" fo:margin-left="0.1cm" fo:margin-right="0.1cm" fo:page-width="6.604cm" fo:page-height="3.5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m0$Build-2</meta:generator>
    <dc:date>2014-02-25T19:59:19.474487241</dc:date>
    <dc:creator>Benjamin Haßel</dc:creator>
    <meta:editing-duration>PT3M43S</meta:editing-duration>
    <meta:editing-cycles>3</meta:editing-cycles>
    <meta:document-statistic meta:object-count="311"/>
  </office:meta>
</office:document-meta>
</file>